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 style:master-page-name="MP0">
      <style:paragraph-properties style:page-number="auto" fo:break-before="pag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paragraph-rsid="0022d4ad"/>
    </style:style>
    <style:style style:name="P6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7" style:family="paragraph" style:parent-style-name="Standard">
      <style:text-properties style:text-underline-style="solid" style:text-underline-width="auto" style:text-underline-color="font-color" officeooo:rsid="002638e5" officeooo:paragraph-rsid="002638e5" style:text-underline-mode="continuous" style:text-overline-mode="continuous" style:text-line-through-mode="continuous"/>
    </style:style>
    <style:style style:name="P8" style:family="paragraph" style:parent-style-name="Standard" style:list-style-name="L1">
      <style:text-properties officeooo:rsid="0026f8a0" officeooo:paragraph-rsid="0026f8a0"/>
    </style:style>
    <style:style style:name="P9" style:family="paragraph" style:parent-style-name="Standard" style:list-style-name="L2">
      <style:text-properties officeooo:rsid="002bfee0" officeooo:paragraph-rsid="002bfee0"/>
    </style:style>
    <style:style style:name="T1" style:family="text">
      <style:text-properties officeooo:rsid="0022d4a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a6a82"/>
    </style:style>
    <style:style style:name="T4" style:family="text">
      <style:text-properties style:text-underline-style="none" officeooo:rsid="002bfee0"/>
    </style:style>
    <style:style style:name="T5" style:family="text">
      <style:text-properties officeooo:rsid="0028e134"/>
    </style:style>
    <style:style style:name="T6" style:family="text">
      <style:text-properties officeooo:rsid="002bcce7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ing:</text:p>
      <text:p text:style-name="Standard">- continue testing on bigger threads to find bugs</text:p>
      <text:p text:style-name="P1"/>
      <text:p text:style-name="P7">To dos:</text:p>
      <text:p text:style-name="P7"><text:span text:style-name="T2">- update readme with instructions for how to use it</text:span></text:p>
      <text:p text:style-name="P7"><text:span text:style-name="T2">- </text:span><text:span text:style-name="T3">change the music to something copyright free and doesn’t take ad revenue</text:span></text:p>
      <text:p text:style-name="P7"><text:span text:style-name="T3">- </text:span><text:span text:style-name="T4">make a variable for internal filepath (from C:) to project folder</text:span></text:p>
      <text:p text:style-name="P7"><text:span text:style-name="T4">- make variable for internal filepath to reddit boogaloo folder</text:span></text:p>
      <text:p text:style-name="P1"/>
      <text:p text:style-name="P1">Features:</text:p>
      <text:list xml:id="list3642168538" text:style-name="L1">
        <text:list-item>
          <text:p text:style-name="P3">Add gilding to comments</text:p>
        </text:list-item>
        <text:list-item>
          <text:p text:style-name="P3">Add ability to choose child comments and add to videos</text:p>
        </text:list-item>
        <text:list-item>
          <text:p text:style-name="P3">consider using a deeper male voice (balabolka is free to use and python can access it)</text:p>
        </text:list-item>
        <text:list-item>
          <text:p text:style-name="P3">consider free tts</text:p>
        </text:list-item>
        <text:list-item>
          <text:p text:style-name="P3">improve outro clip</text:p>
        </text:list-item>
        <text:list-item>
          <text:p text:style-name="P3">improve static video effect<text:line-break/> - edit vf to add logo</text:p>
        </text:list-item>
        <text:list-item>
          <text:p text:style-name="P8"/>
        </text:list-item>
      </text:list>
      <text:p text:style-name="Standard"/>
      <text:p text:style-name="P1">Bugs:</text:p>
      <text:list xml:id="list3562035424" text:style-name="L2">
        <text:list-item>
          <text:p text:style-name="P4">come up with a better fix to emoji charset bug</text:p>
        </text:list-item>
        <text:list-item>
          <text:p text:style-name="P4">fit the really long comments/screenshots into video to make them usabl<text:span text:style-name="T1">e</text:span></text:p>
        </text:list-item>
        <text:list-item>
          <text:p text:style-name="P5"><text:span text:style-name="T1">moviepy_script takes forever to build. Try different things to make it build faster<text:line-break/>- </text:span><text:span text:style-name="T5">temporary fix – commented out bg_pic imageclips</text:span></text:p>
        </text:list-item>
        <text:list-item>
          <text:p text:style-name="P9">\u2019 apostrophe bug – template font does not recognize it<text:line-break/>- isn’t looks like isn?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creation-date>2020-03-25T15:54:00Z</meta:creation-date>
    <dc:date>2020-04-09T23:09:49.846000000</dc:date>
    <meta:editing-cycles>16</meta:editing-cycles>
    <meta:editing-duration>PT13H29M59S</meta:editing-duration>
    <meta:document-statistic meta:table-count="0" meta:image-count="0" meta:object-count="0" meta:page-count="1" meta:paragraph-count="20" meta:word-count="171" meta:character-count="926" meta:non-whitespace-character-count="782"/>
    <meta:template xlink:type="simple" xlink:actuate="onRequest" xlink:title="" xlink:href="Normal.dotm"/>
  </office:meta>
</office:document-meta>
</file>